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043000000435D6C581D.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0001000000510000004965FF422B.png" manifest:media-type="image/png"/>
  <manifest:file-entry manifest:full-path="Pictures/100000010000004700000048543ED035.png" manifest:media-type="image/png"/>
  <manifest:file-entry manifest:full-path="Pictures/100017EA000034EB000034EBDDE9405E.svg" manifest:media-type="image/svg+xml"/>
  <manifest:file-entry manifest:full-path="Pictures/1000000100000133000001841B26D57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57cm" fo:min-width="0.097cm" fo:padding-top="0.115cm" fo:padding-bottom="0.115cm" fo:padding-left="0.24cm" fo:padding-right="0.24cm" fo:wrap-option="wrap" draw:shadow="visible" draw:shadow-offset-x="0.1cm" draw:shadow-offset-y="0.1cm" draw:shadow-color="#ffffff" draw:shadow-opacity="50%" loext:shadow-blur="0.176cm" loext:decorative="false">
        <loext:stroke-complex-color loext:theme-type="accent1" loext:color-type="theme"/>
        <loext:fill-complex-color loext:theme-type="dark1" loext:color-type="theme"/>
      </style:graphic-properties>
    </style:style>
    <style:style style:name="gr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11"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2"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13" style:family="graphic" style:parent-style-name="standard" style:list-style-name="L3">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14" style:family="graphic" style:parent-style-name="standard" style:list-style-name="L4">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15"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6"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17" style:family="graphic" style:parent-style-name="standard" style:list-style-name="L6">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18"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9"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2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3"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4" style:family="graphic" style:parent-style-name="standard" style:list-style-name="L9">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25"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26"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27" style:family="graphic" style:parent-style-name="standard" style:list-style-name="L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8" style:family="graphic" style:parent-style-name="standard" style:list-style-name="L3">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9" style:family="graphic" style:parent-style-name="standard" style:list-style-name="L9">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30"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solid" svg:stroke-width="0.05cm" svg:stroke-color="#325490" draw:marker-start-width="0.17cm" draw:marker-end-width="0.17cm" draw:fill="gradient" draw:fill-gradient-name="Gradient_20_1" draw:gradient-step-count="0" draw:textarea-horizontal-align="justify" draw:textarea-vertical-align="top" draw:auto-grow-height="true" draw:auto-grow-width="true" draw:fit-to-size="false" style:shrink-to-fit="false" fo:min-height="0.678cm" fo:min-width="1.82cm" fo:padding-top="0.09cm" fo:padding-bottom="0.09cm" fo:padding-left="0.09cm" fo:padding-right="0.09cm" fo:wrap-option="no-wrap" draw:shadow="visible" draw:shadow-offset-x="0.1cm" draw:shadow-offset-y="0.1cm" draw:shadow-color="#ffffff" draw:shadow-opacity="50%" loext:shadow-blur="0.176cm"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graphic-properties draw:stroke="solid" svg:stroke-width="0.07cm" svg:stroke-color="#325490" draw:marker-start-width="0.2cm" draw:marker-end-width="0.2cm" draw:fill="gradient" draw:fill-gradient-name="Gradient_20_1" draw:gradient-step-count="0" draw:textarea-horizontal-align="justify" draw:textarea-vertical-align="top" draw:auto-grow-height="true" draw:auto-grow-width="true" draw:fit-to-size="false" style:shrink-to-fit="false" fo:min-height="0.763cm" fo:min-width="1.722cm" fo:padding-top="0.1cm" fo:padding-bottom="0cm" fo:padding-left="0.1cm" fo:padding-right="0.1cm" fo:wrap-option="no-wrap" draw:shadow="visible" draw:shadow-offset-x="0.1cm" draw:shadow-offset-y="0.1cm" draw:shadow-color="#ffffff" draw:shadow-opacity="50%" loext:shadow-blur="0.353cm" loext:decorative="false"/>
      <style:paragraph-properties style:writing-mode="lr-tb"/>
    </style:style>
    <style:style style:name="pr4"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5"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draw:gradient-step-count="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6pt" fo:language="en" fo:country="US" fo:font-weight="bold" fo:hyphenate="false"/>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8" style:family="paragraph">
      <loext:graphic-properties draw:fill="gradient" draw:fill-gradient-name="Gradient_20_1" draw:gradient-step-count="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4pt" fo:font-weight="bold" style:font-size-asian="20pt" style:font-size-complex="20pt" fo:hyphenate="false"/>
    </style:style>
    <style:style style:name="P9"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0"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11" style:family="paragraph">
      <loext:graphic-properties draw:fill="gradient" draw:fill-gradient-name="Gradient_20_1"/>
      <style:paragraph-properties fo:text-align="start" style:font-independent-line-spacing="true"/>
      <style:text-properties fo:font-size="44pt"/>
    </style:style>
    <style:style style:name="P12"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3"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14"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5"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16"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7"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18"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P19"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 style:family="text">
      <style:text-properties fo:font-variant="normal" fo:text-transform="none" fo:color="#3b3838" loext:opacity="100%" style:text-outline="false" style:text-line-through-style="none" style:text-line-through-type="none" style:text-position="0% 100%" style:font-name="Open Sans Light" fo:font-size="16pt" fo:letter-spacing="normal" fo:language="en" fo:country="US" fo:font-style="normal" style:text-underline-style="none" fo:font-weight="bold"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3b3838" loext:opacity="100%" style:text-outline="false" style:text-line-through-style="none" style:text-line-through-type="none" style:text-position="0% 100%" style:font-name="Open Sans Light" fo:font-size="14pt" fo:letter-spacing="normal" fo:language="en" fo:country="US" fo:font-style="normal" style:text-underline-style="none" fo:font-weight="bold"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4"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7"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8"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1"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3"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4"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7"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8"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chat" draw:style-name="dp1" draw:master-page-name="Title_20_Slide" presentation:presentation-page-layout-name="AL1T0">
        <draw:frame presentation:style-name="pr1" draw:text-style-name="P2" draw:layer="layout" svg:width="2cm" svg:height="0.858cm" svg:x="0.5cm" svg:y="0.5cm" presentation:class="title" presentation:user-transformed="true">
          <draw:text-box>
            <text:p text:style-name="P1"><text:span text:style-name="T1">1. chat</text:span></text:p>
          </draw:text-box>
        </draw:frame>
        <draw:g draw:style-name="gr1">
          <draw:frame draw:name="Picture 3" draw:style-name="gr2" draw:text-style-name="P3" draw:layer="layout" svg:width="1.376cm" svg:height="0.733cm" svg:x="29.638cm" svg:y="0.553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1.854cm" svg:height="0.759cm" svg:x="31.014cm" svg:y="0.5cm">
            <text:p text:style-name="P4"><text:span text:style-name="T2"><text:a xlink:href="../../foundry.odp" xlink:type="simple">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2. what" draw:style-name="dp1" draw:master-page-name="Title_20_Slide" presentation:presentation-page-layout-name="AL1T0">
        <draw:custom-shape draw:style-name="gr5" draw:text-style-name="P7" draw:layer="layout" svg:width="0.576cm" svg:height="16.799cm" svg:x="0.605cm" svg:y="1.7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8" draw:layer="layout" svg:width="1.922cm" svg:height="0.863cm" svg:x="0.605cm" svg:y="0.512cm" presentation:class="title" presentation:user-transformed="true">
          <draw:text-box>
            <text:p text:style-name="P1"><text:span text:style-name="T3">2. what</text:span></text:p>
          </draw:text-box>
        </draw:frame>
        <draw:g draw:style-name="gr1">
          <draw:custom-shape draw:name="Retângulo 5" draw:style-name="gr6" draw:text-style-name="P5" draw:layer="layout" svg:width="1.779cm" svg:height="0.759cm" svg:x="1.359cm" svg:y="2.921cm">
            <text:p text:style-name="P4"><text:span text:style-name="T2"><text:a xlink:href="https://www.jsviews.com/#home" xlink:type="simple">jsView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3" draw:layer="layout" svg:width="0.768cm" svg:height="0.768cm" svg:x="0.805cm" svg:y="2.886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8" draw:text-style-name="P5" draw:layer="layout" svg:width="2.031cm" svg:height="0.759cm" svg:x="1.36cm" svg:y="3.905cm">
            <text:p text:style-name="P4"><text:span text:style-name="T2"><text:a xlink:href="https://jsreport.net/" xlink:type="simple">js Repor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3" draw:layer="layout" svg:width="0.768cm" svg:height="0.768cm" svg:x="0.806cm" svg:y="3.87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9" draw:text-style-name="P5" draw:layer="layout" svg:width="1.918cm" svg:height="0.759cm" svg:x="1.376cm" svg:y="4.842cm">
            <text:p text:style-name="P4"><text:span text:style-name="T2"><text:a xlink:href="https://jgraph.github.io/mxgraph/docs/js-api/files/index-txt.html" xlink:type="simple">js Graph</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3" draw:layer="layout" svg:width="0.768cm" svg:height="0.768cm" svg:x="0.822cm" svg:y="4.807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4"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10" draw:text-style-name="P7"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9" draw:layer="layout" svg:width="3.929cm" svg:height="0.764cm" svg:x="0.755cm" svg:y="2.094cm">
          <text:p text:style-name="P4"><text:span text:style-name="T4">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4" draw:text-style-name="P11" draw:layer="layout" svg:width="3.755cm" svg:height="1.026cm" svg:x="0.449cm" svg:y="0.514cm" presentation:class="title" presentation:user-transformed="true">
          <draw:text-box>
            <text:p text:style-name="P10"><text:span text:style-name="T5">Z. </text:span><text:span text:style-name="T6">template</text:span></text:p>
          </draw:text-box>
        </draw:frame>
        <draw:custom-shape draw:style-name="gr12" draw:text-style-name="P12"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13" draw:text-style-name="P14" draw:layer="layout" svg:width="4.105cm" svg:height="0.764cm" svg:x="0.82cm" svg:y="3.502cm">
          <text:p text:style-name="P13"><text:span text:style-name="T7">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14" draw:text-style-name="P14" draw:layer="layout" svg:width="4.507cm" svg:height="1.725cm" svg:x="0.915cm" svg:y="16.797cm">
          <text:p text:style-name="P13"><text:span text:style-name="T8">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15" draw:text-style-name="P14" draw:layer="layout" svg:width="1.375cm" svg:height="1.291cm" svg:x="0.789cm" svg:y="13.697cm">
          <text:p text:style-name="P13"><text:span text:style-name="T9">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6" draw:text-style-name="P5" draw:layer="layout" svg:width="1.736cm" svg:height="2.113cm" svg:x="2.297cm" svg:y="13.139cm">
          <text:p text:style-name="P4"><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7" draw:text-style-name="P16" draw:layer="layout" svg:width="3.921cm" svg:height="0.794cm" svg:x="5.994cm" svg:y="3.457cm">
          <text:list text:style-name="L6">
            <text:list-item>
              <text:p text:style-name="P15"><text:span text:style-name="T11">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8" draw:text-style-name="P16" draw:layer="layout" svg:width="7.87cm" svg:height="2.623cm" svg:x="1.657cm" svg:y="5.047cm">
          <text:list text:style-name="L6">
            <text:list-item>
              <text:p text:style-name="P15"><text:span text:style-name="T12">A </text:span><text:span text:style-name="T13">slash</text:span><text:span text:style-name="T12"> </text:span></text:p>
            </text:list-item>
          </text:list>
          <text:list text:style-name="L7">
            <text:list-item>
              <text:list>
                <text:list-item>
                  <text:p text:style-name="P15"><text:span text:style-name="T12">followed </text:span></text:p>
                </text:list-item>
              </text:list>
            </text:list-item>
            <text:list-item>
              <text:p text:style-name="P15"><text:span text:style-name="T12">by </text:span></text:p>
              <text:list>
                <text:list-item>
                  <text:p text:style-name="P15"><text:span text:style-name="T13">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 draw:layer="layout" svg:width="7.83cm" svg:height="3.426cm" svg:x="11.783cm" svg:y="2.859cm">
          <draw:image xlink:href="Pictures/10000001000002B900000131281861AD.png" xlink:type="simple" xlink:show="embed" xlink:actuate="onLoad" draw:mime-type="image/png">
            <text:p/>
          </draw:image>
        </draw:frame>
        <draw:g draw:style-name="gr1">
          <draw:custom-shape draw:name="Retângulo 5" draw:style-name="gr20" draw:text-style-name="P5" draw:layer="layout" svg:width="4.279cm" svg:height="0.759cm" svg:x="1.28cm" svg:y="11.645cm">
            <text:p text:style-name="P4"><text:span text:style-name="T2"><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3"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2" draw:text-style-name="P3"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21" draw:text-style-name="P5" draw:layer="layout" svg:width="2.629cm" svg:height="0.759cm" svg:x="2.039cm" svg:y="10.48cm">
            <text:p text:style-name="P4"><text:span text:style-name="T2"><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22" draw:text-style-name="P5" draw:layer="layout" svg:width="2.946cm" svg:height="0.759cm" svg:x="1.626cm" svg:y="9.336cm">
            <text:p text:style-name="P4"><text:span text:style-name="T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7" draw:text-style-name="P3"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23" draw:text-style-name="P5"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4"><text:span text:style-name="T14"><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7" draw:text-style-name="P3"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24" draw:text-style-name="P18" draw:layer="layout" svg:width="4.628cm" svg:height="1.218cm" svg:x="0.914cm" svg:y="15.288cm">
          <text:list text:style-name="L9">
            <text:list-item>
              <text:p text:style-name="P17"><text:span text:style-name="T15">every key-frame</text:span></text:p>
            </text:list-item>
            <text:list-item>
              <text:p text:style-name="P17"><text:span text:style-name="T15">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25" draw:text-style-name="P3" draw:layer="layout" draw:line-skew="2.567cm" svg:x1="11.486cm" svg:y1="9.773cm" svg:x2="16.895cm" svg:y2="12.725cm" svg:d="M11486 9773h2705v2952h2704" svg:viewBox="0 0 5410 2953">
          <text:p/>
        </draw:connector>
        <draw:custom-shape draw:style-name="gr26" draw:text-style-name="P19"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 draw:text-style-name="P16" draw:layer="layout" svg:width="2.685cm" svg:height="1.217cm" svg:x="25.323cm" svg:y="3.211cm">
          <text:list text:style-name="L9">
            <text:list-item>
              <text:p text:style-name="P15"><text:span text:style-name="T16">download </text:span></text:p>
            </text:list-item>
          </text:list>
          <text:list text:style-name="L10">
            <text:list-item>
              <text:list>
                <text:list-item>
                  <text:p text:style-name="P15"><text:span text:style-name="T16">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8" draw:text-style-name="P9" draw:layer="layout" svg:width="1.125cm" svg:height="0.679cm" svg:x="23.401cm" svg:y="3.759cm">
          <text:p text:style-name="P4"><text:span text:style-name="T17">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9" draw:text-style-name="P16" draw:layer="layout" svg:width="2.685cm" svg:height="1.217cm" svg:x="28.681cm" svg:y="3.211cm">
          <text:list text:style-name="L9">
            <text:list-item>
              <text:p text:style-name="P15"><text:span text:style-name="T16">download </text:span></text:p>
            </text:list-item>
          </text:list>
          <text:list text:style-name="L10">
            <text:list-item>
              <text:list>
                <text:list-item>
                  <text:p text:style-name="P15"><text:span text:style-name="T16">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7" draw:text-style-name="P3"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30" draw:text-style-name="P5" draw:layer="layout" svg:width="2.056cm" svg:height="0.759cm" svg:x="5.523cm" svg:y="10.48cm">
            <text:p text:style-name="P4"><text:span text:style-name="T18"><text:a xlink:href="#Slide 1"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7" draw:text-style-name="P3"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31" draw:text-style-name="P5" draw:layer="layout" svg:width="1.371cm" svg:height="0.589cm" svg:x="1.176cm" svg:y="12.719cm">
            <text:p text:style-name="P4"><text:span text:style-name="T19"><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3" presentation:class="page"/>
          <draw:frame presentation:style-name="pr5"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_5f_1" style:display-name="Default Drawing Style_1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_5f_1" style:display-name="Default Drawing Style_1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60</meta:editing-cycles>
    <meta:creation-date>2019-03-25T09:18:39</meta:creation-date>
    <dc:date>2025-08-11T14:50:46.022970300</dc:date>
    <meta:editing-duration>P46DT3H27M38S</meta:editing-duration>
    <meta:generator>LibreOffice/25.2.4.3$Windows_X86_64 LibreOffice_project/33e196637044ead23f5c3226cde09b47731f7e27</meta:generator>
    <meta:document-statistic meta:object-count="313"/>
    <meta:user-defined meta:name="AppVersion">16.0000</meta:user-defined>
    <meta:user-defined meta:name="PresentationFormat">Widescreen</meta:user-defined>
    <meta:user-defined meta:name="Slides" meta:value-type="float">12</meta:user-defined>
  </office:meta>
</office:document-meta>
</file>